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svg:stroke-color="#000000" draw:marker-start-width="0.2cm" draw:marker-end-width="0.2cm" draw:fill="solid" draw:fill-color="#33cc66" draw:textarea-vertical-align="middle" draw:auto-grow-height="false" fo:min-height="0.749cm" fo:min-width="0.499cm" fo:padding-top="0.125cm" fo:padding-bottom="0.125cm" fo:padding-left="0.25cm" fo:padding-right="0.25cm"/>
    </style:style>
    <style:style style:name="gr2" style:family="graphic" style:parent-style-name="standard">
      <style:graphic-properties svg:stroke-width="0cm" svg:stroke-color="#000000" draw:marker-start-width="0.2cm" draw:marker-end-width="0.2cm" draw:fill="solid" draw:fill-color="#00dcff" draw:textarea-vertical-align="middle" draw:auto-grow-height="false" fo:min-height="0.749cm" fo:min-width="0.499cm" fo:padding-top="0.125cm" fo:padding-bottom="0.125cm" fo:padding-left="0.25cm" fo:padding-right="0.25cm"/>
    </style:style>
    <style:style style:name="gr3" style:family="graphic" style:parent-style-name="standard">
      <style:graphic-properties svg:stroke-width="0cm" svg:stroke-color="#000000" draw:marker-start-width="0.2cm" draw:marker-end-width="0.2cm" draw:fill="solid" draw:fill-color="#000000" draw:textarea-vertical-align="middle" draw:auto-grow-height="false" fo:min-height="0.749cm" fo:min-width="0.499cm" fo:padding-top="0.125cm" fo:padding-bottom="0.125cm" fo:padding-left="0.25cm" fo:padding-right="0.25cm"/>
    </style:style>
    <style:style style:name="gr4" style:family="graphic" style:parent-style-name="standard">
      <style:graphic-properties draw:textarea-horizontal-align="justify" draw:textarea-vertical-align="middle" draw:auto-grow-height="false" draw:shadow="hidden"/>
    </style:style>
    <style:style style:name="gr5" style:family="graphic" style:parent-style-name="standard">
      <style:graphic-properties svg:stroke-width="0cm" svg:stroke-color="#000000" draw:marker-start-width="0.2cm" draw:marker-end-width="0.2cm" draw:fill="solid" draw:fill-color="#000000" draw:opacity="35%" draw:textarea-vertical-align="middle" draw:auto-grow-height="false" fo:min-height="0.749cm" fo:min-width="0.499cm" fo:padding-top="0.125cm" fo:padding-bottom="0.125cm" fo:padding-left="0.25cm" fo:padding-right="0.25cm" draw:shadow-opacity="35%"/>
    </style:style>
    <style:style style:name="gr6" style:family="graphic" style:parent-style-name="standard">
      <style:graphic-properties draw:stroke="solid" svg:stroke-width="0cm" svg:stroke-color="#000000" draw:marker-start-width="0cm" draw:marker-end-width="0cm" draw:fill="none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5.2cm" svg:height="5.2cm" svg:x="2.6cm" svg:y="17.8cm">
          <text:p/>
          <draw:enhanced-geometry draw:glue-point-type="segments" draw:mirror-vertical="true" draw:mirror-horizontal="true" draw:type="mso-spt100" draw:modifiers="89.702605031313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draw:layer="layout" svg:width="5.2cm" svg:height="5.2cm" svg:x="2.6cm" svg:y="17.8cm">
          <text:p/>
          <draw:enhanced-geometry draw:glue-point-type="segments" draw:mirror-vertical="true" draw:type="mso-spt100" draw:modifiers="89.702605031313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" draw:text-style-name="P1" draw:layer="layout" svg:width="5.2cm" svg:height="5.2cm" svg:x="2.6cm" svg:y="17.8cm">
          <text:p/>
          <draw:enhanced-geometry draw:glue-point-type="segments" draw:type="mso-spt100" draw:modifiers="89.702605031313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draw:layer="layout" svg:width="5.2cm" svg:height="5.2cm" svg:x="2.6cm" svg:y="17.8cm">
          <text:p/>
          <draw:enhanced-geometry draw:glue-point-type="segments" draw:mirror-horizontal="true" draw:type="mso-spt100" draw:modifiers="89.702605031313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3" draw:text-style-name="P1" draw:layer="layout" svg:width="5.2cm" svg:height="5.2cm" draw:transform="rotate (2.35619449019234) translate (15.5cm 9.277cm)">
          <text:p/>
          <draw:enhanced-geometry draw:glue-point-type="segments" draw:type="mso-spt100" draw:modifiers="89.702605031313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3" draw:text-style-name="P1" draw:layer="layout" svg:width="5.2cm" svg:height="5.2cm" draw:transform="rotate (2.35619449019234) translate (15.5cm 9.277cm)">
          <text:p/>
          <draw:enhanced-geometry draw:glue-point-type="segments" draw:mirror-vertical="true" draw:mirror-horizontal="true" draw:type="mso-spt100" draw:modifiers="89.702605031313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path draw:style-name="gr4" draw:text-style-name="P1" draw:layer="layout" svg:width="0.999cm" svg:height="0.999cm" draw:transform="rotate (2.35619449019234) translate (15.5cm 6.30710678118655cm)" svg:viewBox="0 0 1000 1000" svg:d="m500 0c283 0 500 217 500 500s-217 500-500 500-500-217-500-500 217-500 500-500z">
          <text:p/>
        </draw:path>
        <draw:custom-shape draw:style-name="gr1" draw:text-style-name="P1" draw:layer="layout" svg:width="5.2cm" svg:height="5.2cm" svg:x="3.3cm" svg:y="2.9cm">
          <text:p/>
          <draw:enhanced-geometry draw:glue-point-type="segments" draw:mirror-vertical="true" draw:mirror-horizontal="true" draw:type="mso-spt100" draw:modifiers="89.702605031313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draw:layer="layout" svg:width="5.2cm" svg:height="5.2cm" svg:x="3.3cm" svg:y="2.9cm">
          <text:p/>
          <draw:enhanced-geometry draw:glue-point-type="segments" draw:mirror-vertical="true" draw:type="mso-spt100" draw:modifiers="89.702605031313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" draw:text-style-name="P1" draw:layer="layout" svg:width="5.2cm" svg:height="5.2cm" svg:x="3.3cm" svg:y="2.9cm">
          <text:p/>
          <draw:enhanced-geometry draw:glue-point-type="segments" draw:type="mso-spt100" draw:modifiers="89.702605031313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draw:layer="layout" svg:width="5.2cm" svg:height="5.2cm" svg:x="3.3cm" svg:y="2.9cm">
          <text:p/>
          <draw:enhanced-geometry draw:glue-point-type="segments" draw:mirror-horizontal="true" draw:type="mso-spt100" draw:modifiers="89.702605031313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5" draw:text-style-name="P1" draw:layer="layout" svg:width="5.2cm" svg:height="5.2cm" draw:transform="rotate (2.35619449019234) translate (5.2cm 24.077cm)">
          <text:p/>
          <draw:enhanced-geometry draw:glue-point-type="segments" draw:type="mso-spt100" draw:modifiers="89.702605031313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5" draw:text-style-name="P1" draw:layer="layout" svg:width="5.2cm" svg:height="5.2cm" draw:transform="rotate (2.35619449019234) translate (5.2cm 24.077cm)">
          <text:p/>
          <draw:enhanced-geometry draw:glue-point-type="segments" draw:mirror-vertical="true" draw:mirror-horizontal="true" draw:type="mso-spt100" draw:modifiers="89.702605031313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path draw:style-name="gr4" draw:text-style-name="P1" draw:layer="layout" svg:width="0.999cm" svg:height="0.999cm" draw:transform="rotate (2.35619449019234) translate (5.2cm 21.1071067811865cm)" svg:viewBox="0 0 1000 1000" svg:d="m500 0c283 0 500 217 500 500s-217 500-500 500-500-217-500-500 217-500 500-500z">
          <text:p/>
        </draw:path>
        <draw:custom-shape draw:style-name="gr1" draw:text-style-name="P1" draw:layer="layout" svg:width="5.2cm" svg:height="5.2cm" svg:x="13cm" svg:y="11.8cm">
          <text:p/>
          <draw:enhanced-geometry draw:glue-point-type="segments" draw:mirror-vertical="true" draw:mirror-horizontal="true" draw:type="mso-spt100" draw:modifiers="89.702605031313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draw:layer="layout" svg:width="5.2cm" svg:height="5.2cm" svg:x="13cm" svg:y="11.8cm">
          <text:p/>
          <draw:enhanced-geometry draw:glue-point-type="segments" draw:mirror-vertical="true" draw:type="mso-spt100" draw:modifiers="89.702605031313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" draw:text-style-name="P1" draw:layer="layout" svg:width="5.2cm" svg:height="5.2cm" svg:x="13cm" svg:y="11.8cm">
          <text:p/>
          <draw:enhanced-geometry draw:glue-point-type="segments" draw:type="mso-spt100" draw:modifiers="89.702605031313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draw:layer="layout" svg:width="5.2cm" svg:height="5.2cm" svg:x="13cm" svg:y="11.8cm">
          <text:p/>
          <draw:enhanced-geometry draw:glue-point-type="segments" draw:mirror-horizontal="true" draw:type="mso-spt100" draw:modifiers="89.702605031313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5" draw:text-style-name="P1" draw:layer="layout" svg:width="5.2cm" svg:height="5.2cm" draw:transform="rotate (2.96705972839036) translate (17.709cm 17.412cm)">
          <text:p/>
          <draw:enhanced-geometry draw:glue-point-type="segments" draw:type="mso-spt100" draw:modifiers="89.702605031313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5" draw:text-style-name="P1" draw:layer="layout" svg:width="5.2cm" svg:height="5.2cm" draw:transform="rotate (2.96705972839036) translate (17.709cm 17.412cm)">
          <text:p/>
          <draw:enhanced-geometry draw:glue-point-type="segments" draw:mirror-vertical="true" draw:mirror-horizontal="true" draw:type="mso-spt100" draw:modifiers="89.702605031313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path draw:style-name="gr4" draw:text-style-name="P1" draw:layer="layout" svg:width="0.999cm" svg:height="0.999cm" draw:transform="rotate (2.35619449019234) translate (15.6cm 15.1071067811865cm)" svg:viewBox="0 0 1000 1000" svg:d="m500 0c283 0 500 217 500 500s-217 500-500 500-500-217-500-500 217-500 500-500z">
          <text:p/>
        </draw:path>
        <draw:path draw:style-name="gr4" draw:text-style-name="P1" draw:layer="layout" svg:width="0.999cm" svg:height="0.999cm" draw:transform="rotate (2.35619449019234) translate (5.9cm 6.20710678118655cm)" svg:viewBox="0 0 1000 1000" svg:d="m500 0c283 0 500 217 500 500s-217 500-500 500-500-217-500-500 217-500 500-500z">
          <text:p/>
        </draw:path>
        <draw:custom-shape draw:style-name="gr6" draw:text-style-name="P1" draw:layer="layout" svg:width="8cm" svg:height="8cm" svg:x="11.5cm" svg:y="1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8cm" svg:height="8cm" svg:x="1.9cm" svg:y="1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8cm" svg:height="8cm" svg:x="1.2cm" svg:y="16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8cm" svg:height="8cm" svg:x="11.6cm" svg:y="10.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bastian Schleich</meta:initial-creator>
    <meta:creation-date>2013-07-12T15:59:35</meta:creation-date>
    <dc:date>2013-07-13T09:51:18</dc:date>
    <dc:creator>Sebastian Schleich</dc:creator>
    <meta:editing-duration>PT17H36M33S</meta:editing-duration>
    <meta:editing-cycles>2</meta:editing-cycles>
    <meta:generator>LibreOffice/4.0.4.2$Linux_X86_64 LibreOffice_project/400m0$Build-2</meta:generator>
    <meta:document-statistic meta:object-count="26"/>
  </office:meta>
</office:document-meta>
</file>